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eInsensitiveMap.convert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seInsensitive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InsensitiveMap.CaseInsensitiv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InsensitiveMap.CaseInsensitive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seInsensitive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seInsensitiveMap.CaseInsensitiv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InsensitiveMap.CaseInsensitive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Insensitive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